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cm" style:rel-column-width="12681*"/>
    </style:style>
    <style:style style:name="Table2.B" style:family="table-column">
      <style:table-column-properties style:column-width="3.496cm" style:rel-column-width="13476*"/>
    </style:style>
    <style:style style:name="Table2.C" style:family="table-column">
      <style:table-column-properties style:column-width="3.3cm" style:rel-column-width="12722*"/>
    </style:style>
    <style:style style:name="Table2.D" style:family="table-column">
      <style:table-column-properties style:column-width="4.51cm" style:rel-column-width="17386*"/>
    </style:style>
    <style:style style:name="Table2.E" style:family="table-column">
      <style:table-column-properties style:column-width="2.404cm" style:rel-column-width="92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a85" officeooo:paragraph-rsid="00122a85"/>
    </style:style>
    <style:style style:name="P2" style:family="paragraph" style:parent-style-name="Standard">
      <style:text-properties officeooo:rsid="00122a85" officeooo:paragraph-rsid="004da0fc"/>
    </style:style>
    <style:style style:name="P3" style:family="paragraph" style:parent-style-name="Standard">
      <style:text-properties officeooo:rsid="00122a85" officeooo:paragraph-rsid="008d2b69"/>
    </style:style>
    <style:style style:name="P4" style:family="paragraph" style:parent-style-name="Standard">
      <style:text-properties officeooo:rsid="00122a85" officeooo:paragraph-rsid="00b325a8"/>
    </style:style>
    <style:style style:name="P5" style:family="paragraph" style:parent-style-name="Standard">
      <style:text-properties fo:font-size="13pt" fo:font-weight="bold" officeooo:rsid="0050e7b0" officeooo:paragraph-rsid="0050e7b0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4da0fc" officeooo:paragraph-rsid="004da0fc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4da0fc" officeooo:paragraph-rsid="00b325a8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4da0fc" officeooo:paragraph-rsid="00bb145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688b3c" officeooo:paragraph-rsid="00688b3c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ccd12e" officeooo:paragraph-rsid="00ccd12e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122a85" officeooo:paragraph-rsid="00122a85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22a85" officeooo:paragraph-rsid="0086ffbf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307d3d" officeooo:paragraph-rsid="00310047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2b4ea5" officeooo:paragraph-rsid="002dd52f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cda741" officeooo:paragraph-rsid="00cda741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4da0fc" officeooo:paragraph-rsid="004da0fc" style:font-size-asian="16pt" style:font-weight-asian="bold" style:font-size-complex="16pt" style:font-weight-complex="bold"/>
    </style:style>
    <style:style style:name="P17" style:family="paragraph" style:parent-style-name="Standard">
      <style:text-properties fo:font-weight="normal" officeooo:rsid="00122a85" officeooo:paragraph-rsid="00122a85" style:font-weight-asian="normal" style:font-weight-complex="normal"/>
    </style:style>
    <style:style style:name="P18" style:family="paragraph" style:parent-style-name="Standard">
      <style:text-properties fo:font-weight="normal" officeooo:rsid="00122a85" officeooo:paragraph-rsid="00310047" style:font-weight-asian="normal" style:font-weight-complex="normal"/>
    </style:style>
    <style:style style:name="P19" style:family="paragraph" style:parent-style-name="Standard">
      <style:text-properties fo:font-weight="normal" officeooo:rsid="00307d3d" officeooo:paragraph-rsid="00310047" style:font-weight-asian="normal" style:font-weight-complex="normal"/>
    </style:style>
    <style:style style:name="P20" style:family="paragraph" style:parent-style-name="Standard">
      <style:text-properties fo:font-weight="normal" officeooo:rsid="0051da29" officeooo:paragraph-rsid="0051da29" style:font-weight-asian="normal" style:font-weight-complex="normal"/>
    </style:style>
    <style:style style:name="P21" style:family="paragraph" style:parent-style-name="Standard">
      <style:text-properties fo:font-weight="normal" officeooo:rsid="006d6f74" officeooo:paragraph-rsid="006d6f74" style:font-weight-asian="normal" style:font-weight-complex="normal"/>
    </style:style>
    <style:style style:name="P22" style:family="paragraph" style:parent-style-name="Standard">
      <style:text-properties officeooo:rsid="004da0fc" officeooo:paragraph-rsid="004da0fc"/>
    </style:style>
    <style:style style:name="P23" style:family="paragraph" style:parent-style-name="Standard">
      <style:text-properties officeooo:rsid="004da0fc" officeooo:paragraph-rsid="004e4add"/>
    </style:style>
    <style:style style:name="P24" style:family="paragraph" style:parent-style-name="Standard">
      <style:text-properties officeooo:rsid="004da0fc" officeooo:paragraph-rsid="00669849"/>
    </style:style>
    <style:style style:name="P25" style:family="paragraph" style:parent-style-name="Standard">
      <style:text-properties officeooo:rsid="00688b3c" officeooo:paragraph-rsid="00688b3c"/>
    </style:style>
    <style:style style:name="P26" style:family="paragraph" style:parent-style-name="Standard">
      <style:text-properties officeooo:rsid="006d6f74" officeooo:paragraph-rsid="006d6f74"/>
    </style:style>
    <style:style style:name="P27" style:family="paragraph" style:parent-style-name="Standard">
      <style:text-properties officeooo:rsid="006d6f74" officeooo:paragraph-rsid="006eebfe"/>
    </style:style>
    <style:style style:name="P28" style:family="paragraph" style:parent-style-name="Standard">
      <style:text-properties officeooo:rsid="006edce2" officeooo:paragraph-rsid="006edce2"/>
    </style:style>
    <style:style style:name="P29" style:family="paragraph" style:parent-style-name="Standard">
      <style:text-properties officeooo:rsid="006edce2" officeooo:paragraph-rsid="00767e17"/>
    </style:style>
    <style:style style:name="P30" style:family="paragraph" style:parent-style-name="Standard">
      <style:text-properties officeooo:rsid="006edce2" officeooo:paragraph-rsid="0077fca4"/>
    </style:style>
    <style:style style:name="P31" style:family="paragraph" style:parent-style-name="Standard">
      <style:text-properties officeooo:rsid="0071fbc9" officeooo:paragraph-rsid="0071fbc9"/>
    </style:style>
    <style:style style:name="P32" style:family="paragraph" style:parent-style-name="Standard">
      <style:text-properties officeooo:rsid="0071fbc9" officeooo:paragraph-rsid="007d9b54"/>
    </style:style>
    <style:style style:name="P33" style:family="paragraph" style:parent-style-name="Standard">
      <style:text-properties officeooo:rsid="00745a13" officeooo:paragraph-rsid="00745a13"/>
    </style:style>
    <style:style style:name="P34" style:family="paragraph" style:parent-style-name="Standard">
      <style:text-properties officeooo:rsid="00745a13" officeooo:paragraph-rsid="007f251d"/>
    </style:style>
    <style:style style:name="P35" style:family="paragraph" style:parent-style-name="Standard">
      <style:text-properties officeooo:rsid="00745a13" officeooo:paragraph-rsid="00b325a8"/>
    </style:style>
    <style:style style:name="P36" style:family="paragraph" style:parent-style-name="Standard">
      <style:text-properties officeooo:rsid="007f7851" officeooo:paragraph-rsid="008ace07"/>
    </style:style>
    <style:style style:name="P37" style:family="paragraph" style:parent-style-name="Standard">
      <style:text-properties officeooo:rsid="007f7851" officeooo:paragraph-rsid="00956240"/>
    </style:style>
    <style:style style:name="P38" style:family="paragraph" style:parent-style-name="Standard">
      <style:text-properties officeooo:rsid="00647665" officeooo:paragraph-rsid="00647665"/>
    </style:style>
    <style:style style:name="P39" style:family="paragraph" style:parent-style-name="Standard">
      <style:text-properties officeooo:rsid="007c2aeb" officeooo:paragraph-rsid="007c2aeb"/>
    </style:style>
    <style:style style:name="P40" style:family="paragraph" style:parent-style-name="Standard">
      <style:text-properties officeooo:rsid="007c2aeb" officeooo:paragraph-rsid="007f251d"/>
    </style:style>
    <style:style style:name="P41" style:family="paragraph" style:parent-style-name="Standard">
      <style:text-properties officeooo:rsid="00800a9d" officeooo:paragraph-rsid="0098f6fb"/>
    </style:style>
    <style:style style:name="P42" style:family="paragraph" style:parent-style-name="Standard">
      <style:text-properties officeooo:rsid="009fb79a" officeooo:paragraph-rsid="009fb79a"/>
    </style:style>
    <style:style style:name="P43" style:family="paragraph" style:parent-style-name="Standard">
      <style:text-properties officeooo:rsid="00b6df64" officeooo:paragraph-rsid="00b6df64"/>
    </style:style>
    <style:style style:name="P44" style:family="paragraph" style:parent-style-name="Standard">
      <style:text-properties fo:font-weight="bold" officeooo:rsid="009fb79a" officeooo:paragraph-rsid="009fb79a" style:font-weight-asian="bold" style:font-weight-complex="bold"/>
    </style:style>
    <style:style style:name="P45" style:family="paragraph" style:parent-style-name="Table_20_Contents">
      <style:text-properties fo:font-size="13pt" style:font-size-asian="13pt" style:font-size-complex="13pt"/>
    </style:style>
    <style:style style:name="P46" style:family="paragraph" style:parent-style-name="Table_20_Contents">
      <style:text-properties fo:font-size="13pt" officeooo:rsid="00233af1" officeooo:paragraph-rsid="00233af1" style:font-size-asian="13pt" style:font-size-complex="13pt"/>
    </style:style>
    <style:style style:name="P47" style:family="paragraph" style:parent-style-name="Table_20_Contents">
      <style:text-properties fo:font-size="13pt" officeooo:rsid="00233af1" officeooo:paragraph-rsid="00252d18" style:font-size-asian="13pt" style:font-size-complex="13pt"/>
    </style:style>
    <style:style style:name="P48" style:family="paragraph" style:parent-style-name="Table_20_Contents">
      <style:text-properties fo:font-size="13pt" officeooo:rsid="001a5c31" officeooo:paragraph-rsid="002b4ea5" style:font-size-asian="13pt" style:font-size-complex="13pt"/>
    </style:style>
    <style:style style:name="P49" style:family="paragraph" style:parent-style-name="Table_20_Contents">
      <style:text-properties fo:font-size="13pt" officeooo:rsid="001a5c31" officeooo:paragraph-rsid="003b1bbd" style:font-size-asian="13pt" style:font-size-complex="13pt"/>
    </style:style>
    <style:style style:name="P50" style:family="paragraph" style:parent-style-name="Table_20_Contents">
      <style:text-properties fo:font-size="13pt" officeooo:rsid="001a5c31" officeooo:paragraph-rsid="001a5c31" style:font-size-asian="13pt" style:font-size-complex="13pt"/>
    </style:style>
    <style:style style:name="P51" style:family="paragraph" style:parent-style-name="Table_20_Contents">
      <style:text-properties fo:font-size="13pt" officeooo:rsid="001e6c19" officeooo:paragraph-rsid="002b4ea5" style:font-size-asian="13pt" style:font-size-complex="13pt"/>
    </style:style>
    <style:style style:name="P52" style:family="paragraph" style:parent-style-name="Table_20_Contents">
      <style:text-properties fo:font-size="13pt" officeooo:rsid="001e6c19" officeooo:paragraph-rsid="001e6c19" style:font-size-asian="13pt" style:font-size-complex="13pt"/>
    </style:style>
    <style:style style:name="P53" style:family="paragraph" style:parent-style-name="Table_20_Contents">
      <style:text-properties fo:font-size="13pt" officeooo:rsid="001e6c19" officeooo:paragraph-rsid="003b1bbd" style:font-size-asian="13pt" style:font-size-complex="13pt"/>
    </style:style>
    <style:style style:name="P54" style:family="paragraph" style:parent-style-name="Table_20_Contents">
      <style:text-properties fo:font-size="13pt" officeooo:rsid="001a6be9" officeooo:paragraph-rsid="003b1bbd" style:font-size-asian="13pt" style:font-size-complex="13pt"/>
    </style:style>
    <style:style style:name="P55" style:family="paragraph" style:parent-style-name="Table_20_Contents">
      <style:text-properties fo:font-size="13pt" officeooo:rsid="001a6be9" officeooo:paragraph-rsid="0057ee83" style:font-size-asian="13pt" style:font-size-complex="13pt"/>
    </style:style>
    <style:style style:name="P56" style:family="paragraph" style:parent-style-name="Table_20_Contents">
      <style:text-properties fo:font-size="13pt" officeooo:rsid="00370399" officeooo:paragraph-rsid="00370399" style:font-size-asian="13pt" style:font-size-complex="13pt"/>
    </style:style>
    <style:style style:name="P57" style:family="paragraph" style:parent-style-name="Table_20_Contents">
      <style:text-properties fo:font-size="13pt" officeooo:rsid="00370399" officeooo:paragraph-rsid="003b1bbd" style:font-size-asian="13pt" style:font-size-complex="13pt"/>
    </style:style>
    <style:style style:name="P58" style:family="paragraph" style:parent-style-name="Table_20_Contents">
      <style:text-properties fo:font-size="13pt" officeooo:rsid="00280db3" officeooo:paragraph-rsid="00280db3" style:font-size-asian="13pt" style:font-size-complex="13pt"/>
    </style:style>
    <style:style style:name="P59" style:family="paragraph" style:parent-style-name="Table_20_Contents">
      <style:text-properties fo:font-size="13pt" officeooo:rsid="002caeb7" officeooo:paragraph-rsid="002caeb7" style:font-size-asian="13pt" style:font-size-complex="13pt"/>
    </style:style>
    <style:style style:name="P60" style:family="paragraph" style:parent-style-name="Table_20_Contents">
      <style:text-properties fo:font-size="13pt" officeooo:rsid="001c8e9b" officeooo:paragraph-rsid="001c8e9b" style:font-size-asian="13pt" style:font-size-complex="13pt"/>
    </style:style>
    <style:style style:name="P61" style:family="paragraph" style:parent-style-name="Table_20_Contents">
      <style:text-properties fo:font-size="13pt" officeooo:rsid="00163a82" officeooo:paragraph-rsid="00163a82" style:font-size-asian="13pt" style:font-size-complex="13pt"/>
    </style:style>
    <style:style style:name="P62" style:family="paragraph" style:parent-style-name="Table_20_Contents">
      <style:text-properties fo:font-size="13pt" officeooo:rsid="002290a9" officeooo:paragraph-rsid="002290a9" style:font-size-asian="13pt" style:font-size-complex="13pt"/>
    </style:style>
    <style:style style:name="P63" style:family="paragraph" style:parent-style-name="Table_20_Contents">
      <style:text-properties fo:font-size="13pt" officeooo:rsid="0037abea" officeooo:paragraph-rsid="0086ffbf" style:font-size-asian="13pt" style:font-size-complex="13pt"/>
    </style:style>
    <style:style style:name="P64" style:family="paragraph" style:parent-style-name="Table_20_Contents">
      <style:text-properties fo:font-size="13pt" officeooo:rsid="00be0a3a" officeooo:paragraph-rsid="00be0a3a" style:font-size-asian="13pt" style:font-size-complex="13pt"/>
    </style:style>
    <style:style style:name="P65" style:family="paragraph" style:parent-style-name="Table_20_Contents">
      <style:text-properties fo:font-size="13pt" fo:font-weight="bold" officeooo:rsid="00446fdd" officeooo:paragraph-rsid="00446fdd" style:font-size-asian="13pt" style:font-weight-asian="bold" style:font-size-complex="13pt" style:font-weight-complex="bold"/>
    </style:style>
    <style:style style:name="P66" style:family="paragraph" style:parent-style-name="Table_20_Contents">
      <style:text-properties fo:font-size="13pt" fo:font-weight="bold" officeooo:rsid="0013ffc9" officeooo:paragraph-rsid="0013ffc9" style:font-size-asian="13pt" style:font-weight-asian="bold" style:font-size-complex="13pt" style:font-weight-complex="bold"/>
    </style:style>
    <style:style style:name="P67" style:family="paragraph" style:parent-style-name="Table_20_Contents">
      <style:text-properties fo:font-size="13pt" fo:font-weight="bold" officeooo:rsid="0013ffc9" officeooo:paragraph-rsid="002290a9" style:font-size-asian="13pt" style:font-weight-asian="bold" style:font-size-complex="13pt" style:font-weight-complex="bold"/>
    </style:style>
    <style:style style:name="P68" style:family="paragraph" style:parent-style-name="Table_20_Contents">
      <style:text-properties fo:font-size="13pt" fo:font-weight="bold" officeooo:rsid="002b4ea5" officeooo:paragraph-rsid="002b4ea5" style:font-size-asian="13pt" style:font-weight-asian="bold" style:font-size-complex="13pt" style:font-weight-complex="bold"/>
    </style:style>
    <style:style style:name="P69" style:family="paragraph" style:parent-style-name="Table_20_Contents">
      <style:text-properties fo:font-size="13pt" fo:font-weight="bold" officeooo:rsid="001481be" officeooo:paragraph-rsid="002290a9" style:font-size-asian="13pt" style:font-weight-asian="bold" style:font-size-complex="13pt" style:font-weight-complex="bold"/>
    </style:style>
    <style:style style:name="P70" style:family="paragraph" style:parent-style-name="Table_20_Contents">
      <style:text-properties fo:font-size="13pt" fo:font-weight="bold" officeooo:rsid="001481be" officeooo:paragraph-rsid="001481be" style:font-size-asian="13pt" style:font-weight-asian="bold" style:font-size-complex="13pt" style:font-weight-complex="bold"/>
    </style:style>
    <style:style style:name="P71" style:family="paragraph" style:parent-style-name="Table_20_Contents">
      <style:text-properties fo:font-size="13pt" fo:font-weight="bold" officeooo:rsid="00163a82" officeooo:paragraph-rsid="002290a9" style:font-size-asian="13pt" style:font-weight-asian="bold" style:font-size-complex="13pt" style:font-weight-complex="bold"/>
    </style:style>
    <style:style style:name="P72" style:family="paragraph" style:parent-style-name="Table_20_Contents">
      <style:text-properties fo:font-size="13pt" fo:font-weight="bold" officeooo:rsid="00be0a3a" officeooo:paragraph-rsid="00be0a3a" style:font-size-asian="13pt" style:font-weight-asian="bold" style:font-size-complex="13pt" style:font-weight-complex="bold"/>
    </style:style>
    <style:style style:name="P73" style:family="paragraph" style:parent-style-name="Table_20_Contents">
      <style:text-properties fo:font-size="13pt" officeooo:rsid="001a6be9" officeooo:paragraph-rsid="001ec7d9" fo:background-color="#ffff00" style:font-size-asian="13pt" style:font-size-complex="13pt"/>
    </style:style>
    <style:style style:name="P74" style:family="paragraph" style:parent-style-name="Table_20_Contents">
      <style:text-properties fo:font-size="13pt" officeooo:rsid="001a6be9" officeooo:paragraph-rsid="003b1bbd" fo:background-color="#ffff00" style:font-size-asian="13pt" style:font-size-complex="13pt"/>
    </style:style>
    <style:style style:name="P75" style:family="paragraph" style:parent-style-name="Standard" style:list-style-name="L22">
      <style:text-properties officeooo:rsid="004da0fc" officeooo:paragraph-rsid="004e4add"/>
    </style:style>
    <style:style style:name="P76" style:family="paragraph" style:parent-style-name="Standard" style:list-style-name="L23">
      <style:text-properties officeooo:rsid="004da0fc" officeooo:paragraph-rsid="004e4add"/>
    </style:style>
    <style:style style:name="P77" style:family="paragraph" style:parent-style-name="Standard" style:list-style-name="L22">
      <style:text-properties officeooo:rsid="0060d9b5" officeooo:paragraph-rsid="0060d9b5"/>
    </style:style>
    <style:style style:name="P78" style:family="paragraph" style:parent-style-name="Standard" style:list-style-name="L23">
      <style:text-properties officeooo:rsid="004e4add" officeooo:paragraph-rsid="004e4add"/>
    </style:style>
    <style:style style:name="P79" style:family="paragraph" style:parent-style-name="Standard" style:list-style-name="L24">
      <style:text-properties officeooo:rsid="00647665" officeooo:paragraph-rsid="00647665"/>
    </style:style>
    <style:style style:name="P80" style:family="paragraph" style:parent-style-name="Standard" style:list-style-name="L24">
      <style:text-properties officeooo:rsid="0062a8b5" officeooo:paragraph-rsid="00647665"/>
    </style:style>
    <style:style style:name="P81" style:family="paragraph" style:parent-style-name="Standard" style:list-style-name="L25">
      <style:text-properties officeooo:rsid="0071fbc9" officeooo:paragraph-rsid="0071fbc9"/>
    </style:style>
    <style:style style:name="P82" style:family="paragraph" style:parent-style-name="Standard" style:list-style-name="L25">
      <style:text-properties officeooo:rsid="0071fbc9" officeooo:paragraph-rsid="00ca8e9c"/>
    </style:style>
    <style:style style:name="P83" style:family="paragraph" style:parent-style-name="Standard" style:list-style-name="L26">
      <style:text-properties officeooo:rsid="006edce2" officeooo:paragraph-rsid="006edce2"/>
    </style:style>
    <style:style style:name="P84" style:family="paragraph" style:parent-style-name="Standard" style:list-style-name="L26">
      <style:text-properties officeooo:rsid="006edce2" officeooo:paragraph-rsid="006f3f33"/>
    </style:style>
    <style:style style:name="P85" style:family="paragraph" style:parent-style-name="Standard" style:list-style-name="L26">
      <style:text-properties officeooo:rsid="006edce2" officeooo:paragraph-rsid="00767e17"/>
    </style:style>
    <style:style style:name="P86" style:family="paragraph" style:parent-style-name="Standard" style:list-style-name="L26">
      <style:text-properties officeooo:rsid="007b7d33" officeooo:paragraph-rsid="00ad2838"/>
    </style:style>
    <style:style style:name="P87" style:family="paragraph" style:parent-style-name="Standard" style:list-style-name="L26">
      <style:text-properties officeooo:rsid="007b7d33" officeooo:paragraph-rsid="00c08f8e"/>
    </style:style>
    <style:style style:name="P88" style:family="paragraph" style:parent-style-name="Standard" style:list-style-name="L26">
      <style:text-properties officeooo:rsid="00a40eb6" officeooo:paragraph-rsid="00ad2838"/>
    </style:style>
    <style:style style:name="P89" style:family="paragraph" style:parent-style-name="Standard">
      <style:text-properties officeooo:rsid="00800a9d" officeooo:paragraph-rsid="0071fbc9"/>
    </style:style>
    <style:style style:name="P90" style:family="paragraph" style:parent-style-name="Standard">
      <style:text-properties fo:font-size="13pt" fo:font-weight="bold" officeooo:rsid="0050e7b0" officeooo:paragraph-rsid="0050e7b0" style:font-size-asian="13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bold" officeooo:rsid="00ce55bb" officeooo:paragraph-rsid="00ce55bb" style:font-size-asian="13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cda741" officeooo:paragraph-rsid="00cda741" style:font-size-asian="13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normal" officeooo:rsid="00ce4735" officeooo:paragraph-rsid="00ce4735" style:font-size-asian="13pt" style:font-weight-asian="normal" style:font-size-complex="13pt" style:font-weight-complex="normal"/>
    </style:style>
    <style:style style:name="P94" style:family="paragraph" style:parent-style-name="Standard">
      <style:text-properties fo:font-size="13pt" fo:font-weight="normal" officeooo:rsid="00ce55bb" officeooo:paragraph-rsid="00ce55bb" style:font-size-asian="13pt" style:font-weight-asian="normal" style:font-size-complex="13pt" style:font-weight-complex="normal"/>
    </style:style>
    <style:style style:name="P95" style:family="paragraph">
      <style:paragraph-properties fo:text-align="center"/>
    </style:style>
    <style:style style:name="P9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63a82"/>
    </style:style>
    <style:style style:name="T2" style:family="text">
      <style:text-properties officeooo:rsid="0018999a"/>
    </style:style>
    <style:style style:name="T3" style:family="text">
      <style:text-properties officeooo:rsid="001a6be9"/>
    </style:style>
    <style:style style:name="T4" style:family="text">
      <style:text-properties officeooo:rsid="001c8e9b"/>
    </style:style>
    <style:style style:name="T5" style:family="text">
      <style:text-properties officeooo:rsid="002290a9"/>
    </style:style>
    <style:style style:name="T6" style:family="text">
      <style:text-properties officeooo:rsid="00252d18"/>
    </style:style>
    <style:style style:name="T7" style:family="text">
      <style:text-properties officeooo:rsid="0026e381"/>
    </style:style>
    <style:style style:name="T8" style:family="text">
      <style:text-properties officeooo:rsid="002a011c"/>
    </style:style>
    <style:style style:name="T9" style:family="text">
      <style:text-properties officeooo:rsid="00310047"/>
    </style:style>
    <style:style style:name="T10" style:family="text">
      <style:text-properties officeooo:rsid="00352d94"/>
    </style:style>
    <style:style style:name="T11" style:family="text">
      <style:text-properties officeooo:rsid="00370399"/>
    </style:style>
    <style:style style:name="T12" style:family="text">
      <style:text-properties style:text-position="super 58%" officeooo:rsid="003b1bbd"/>
    </style:style>
    <style:style style:name="T13" style:family="text">
      <style:text-properties style:text-position="super 58%" officeooo:rsid="0018999a"/>
    </style:style>
    <style:style style:name="T14" style:family="text">
      <style:text-properties style:text-position="super 58%" officeooo:rsid="003c9c46"/>
    </style:style>
    <style:style style:name="T15" style:family="text">
      <style:text-properties style:text-position="super 58%" officeooo:rsid="0086ffbf"/>
    </style:style>
    <style:style style:name="T16" style:family="text">
      <style:text-properties officeooo:rsid="004e4add"/>
    </style:style>
    <style:style style:name="T17" style:family="text">
      <style:text-properties officeooo:rsid="005632e7"/>
    </style:style>
    <style:style style:name="T18" style:family="text">
      <style:text-properties officeooo:rsid="0057ee83"/>
    </style:style>
    <style:style style:name="T19" style:family="text">
      <style:text-properties officeooo:rsid="005f9109"/>
    </style:style>
    <style:style style:name="T20" style:family="text">
      <style:text-properties officeooo:rsid="00600bb7"/>
    </style:style>
    <style:style style:name="T21" style:family="text">
      <style:text-properties officeooo:rsid="00669849"/>
    </style:style>
    <style:style style:name="T22" style:family="text">
      <style:text-properties officeooo:rsid="006d6f74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ab11a5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b64226" style:font-weight-asian="bold" style:font-weight-complex="bold"/>
    </style:style>
    <style:style style:name="T26" style:family="text">
      <style:text-properties officeooo:rsid="00767e17"/>
    </style:style>
    <style:style style:name="T27" style:family="text">
      <style:text-properties officeooo:rsid="007934bb"/>
    </style:style>
    <style:style style:name="T28" style:family="text">
      <style:text-properties officeooo:rsid="0079d189"/>
    </style:style>
    <style:style style:name="T29" style:family="text">
      <style:text-properties officeooo:rsid="007e7a8f"/>
    </style:style>
    <style:style style:name="T30" style:family="text">
      <style:text-properties officeooo:rsid="00857e71"/>
    </style:style>
    <style:style style:name="T31" style:family="text">
      <style:text-properties officeooo:rsid="0086b820"/>
    </style:style>
    <style:style style:name="T32" style:family="text">
      <style:text-properties officeooo:rsid="008ace07"/>
    </style:style>
    <style:style style:name="T33" style:family="text">
      <style:text-properties officeooo:rsid="009480b3"/>
    </style:style>
    <style:style style:name="T34" style:family="text">
      <style:text-properties officeooo:rsid="00a8155e"/>
    </style:style>
    <style:style style:name="T35" style:family="text">
      <style:text-properties officeooo:rsid="00b325a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eebfe" style:font-weight-asian="bold" style:font-weight-complex="bold"/>
    </style:style>
    <style:style style:name="T38" style:family="text">
      <style:text-properties officeooo:rsid="00b6fc43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adf987" style:font-weight-asian="normal" style:font-weight-complex="normal"/>
    </style:style>
    <style:style style:name="T41" style:family="text">
      <style:text-properties officeooo:rsid="00c7d8b3"/>
    </style:style>
    <style:style style:name="T42" style:family="text">
      <style:text-properties officeooo:rsid="00c8f373"/>
    </style:style>
    <style:style style:name="T43" style:family="text">
      <style:text-properties officeooo:rsid="00ce2d78"/>
    </style:style>
    <style:style style:name="T44" style:family="text">
      <style:text-properties officeooo:rsid="00cf30f8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end="Arrow" draw:marker-end-width="0.199cm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silient X10-STM with transparent slave recovery</text:p>
      <text:p text:style-name="P22"/>
      <text:p text:style-name="P6"><text:span text:style-name="T19">Master </text:span>Place state diagram</text:p>
      <text:p text:style-name="P2"><draw:line text:anchor-type="paragraph" draw:z-index="10" draw:style-name="gr5" draw:text-style-name="P95" svg:x1="3.634cm" svg:y1="0.462cm" svg:x2="3.634cm" svg:y2="1.427cm"><text:p/></draw:line><draw:line text:anchor-type="paragraph" draw:z-index="9" draw:style-name="gr6" draw:text-style-name="P95" svg:x1="12.139cm" svg:y1="0.425cm" svg:x2="3.634cm" svg:y2="0.462cm"><text:p/></draw:line><draw:line text:anchor-type="paragraph" draw:z-index="8" draw:style-name="gr6" draw:text-style-name="P95" svg:x1="12.139cm" svg:y1="1.446cm" svg:x2="12.157cm" svg:y2="0.425cm"><text:p/></draw:line></text:p>
      <text:p text:style-name="P2"/>
      <text:p text:style-name="P2"><draw:ellipse text:anchor-type="paragraph" draw:z-index="1" draw:style-name="gr4" draw:text-style-name="P95" svg:width="2.345cm" svg:height="0.775cm" svg:x="2.35cm" svg:y="0.453cm"><text:p text:style-name="P95">active</text:p></draw:ellipse><draw:ellipse text:anchor-type="paragraph" draw:z-index="2" draw:style-name="gr4" draw:text-style-name="P95" svg:width="2.345cm" svg:height="0.775cm" svg:x="6.622cm" svg:y="0.476cm"><text:p text:style-name="P95">pausing</text:p></draw:ellipse><draw:ellipse text:anchor-type="paragraph" draw:z-index="3" draw:style-name="gr4" draw:text-style-name="P95" svg:width="2.345cm" svg:height="0.775cm" svg:x="10.929cm" svg:y="0.473cm"><text:p text:style-name="P95">paused</text:p></draw:ellipse></text:p>
      <text:p text:style-name="P2"><draw:line text:anchor-type="paragraph" draw:z-index="6" draw:style-name="gr5" draw:text-style-name="P95" svg:x1="4.694cm" svg:y1="0.363cm" svg:x2="6.622cm" svg:y2="0.363cm"><text:p/></draw:line><draw:line text:anchor-type="paragraph" draw:z-index="7" draw:style-name="gr5" draw:text-style-name="P95" svg:x1="8.966cm" svg:y1="0.439cm" svg:x2="10.929cm" svg:y2="0.439cm"><text:p/></draw:line></text:p>
      <text:p text:style-name="P2"><draw:line text:anchor-type="paragraph" draw:z-index="5" draw:style-name="gr5" draw:text-style-name="P95" svg:x1="3.484cm" svg:y1="0.254cm" svg:x2="3.484cm" svg:y2="1.711cm"><text:p/></draw:line></text:p>
      <text:p text:style-name="P2"/>
      <text:p text:style-name="P2"/>
      <text:p text:style-name="P2"><draw:ellipse text:anchor-type="paragraph" draw:z-index="4" draw:style-name="gr4" draw:text-style-name="P95" svg:width="2.345cm" svg:height="0.775cm" svg:x="2.295cm" svg:y="0.25cm"><text:p text:style-name="P95">dead</text:p></draw:ellipse></text:p>
      <text:p text:style-name="P2"/>
      <text:p text:style-name="P2"/>
      <text:p text:style-name="P24"><text:span text:style-name="T21">Active</text:span>: <text:s/><text:span text:style-name="T21">initial normal state.</text:span></text:p>
      <text:p text:style-name="P24"/>
      <text:p text:style-name="P23">Pausing: <text:s/></text:p>
      <text:list xml:id="list9132282636872608944" text:style-name="L22">
        <text:list-item>
          <text:p text:style-name="P75"><text:span text:style-name="T16">A</text:span>ccepts new read-only transactions and rejects new write transactions. </text:p>
        </text:list-item>
        <text:list-item>
          <text:p text:style-name="P75">Old write transactions, that were already validated, can commit. <text:span text:style-name="T20">The pausing state ends after all validated transactions commit or abort.</text:span></text:p>
        </text:list-item>
        <text:list-item>
          <text:p text:style-name="P77">Pausing state is definitate assuming that the slave of the dead place is alive, and will eventually commit/abort any started transaction by its master.</text:p>
        </text:list-item>
      </text:list>
      <text:p text:style-name="P22"/>
      <text:p text:style-name="P23">Paused: <text:s/></text:p>
      <text:list xml:id="list6832808925572433093" text:style-name="L23">
        <text:list-item>
          <text:p text:style-name="P76"><text:span text:style-name="T16">A</text:span>ccepts <text:s/>new read-only transactions only.</text:p>
        </text:list-item>
        <text:list-item>
          <text:p text:style-name="P78">Recovers the slave, then becomes active again.</text:p>
        </text:list-item>
      </text:list>
      <text:p text:style-name="P2"/>
      <text:p text:style-name="P38">Dead: </text:p>
      <text:list xml:id="list2896496890001610527" text:style-name="L24">
        <text:list-item>
          <text:p text:style-name="P79">An active place can die at any time, but master and slave can not die together.</text:p>
        </text:list-item>
        <text:list-item>
          <text:p text:style-name="P80">Moving from pausing/paused to dead is not allowed, as we assume that the master will not die while recovering a slave.</text:p>
        </text:list-item>
      </text:list>
      <text:p text:style-name="P1"/>
      <text:p text:style-name="P9">Tx Logging <text:span text:style-name="T22">based on the replication mode (eager/lazy)</text:span></text:p>
      <text:p text:style-name="P25">A transaction coordinator checkpoints the state of its transactions at its slave to help the slave recover it.</text:p>
      <text:p text:style-name="P25"/>
      <text:p text:style-name="P26"><text:span text:style-name="T23">In eager replication </text:span><text:span text:style-name="T24">(no garbage collection required):</text:span> the slave updates its copy of the master data with each transaction.</text:p>
      <text:p text:style-name="P31">The <text:span text:style-name="T27">participant</text:span> communicates with <text:span text:style-name="T27">its</text:span> slave at the following times:</text:p>
      <text:list xml:id="list3056433638398437856" text:style-name="L25">
        <text:list-item>
          <text:p text:style-name="P81">validation time (to send <text:span text:style-name="T28">the change-log</text:span>)</text:p>
        </text:list-item>
        <text:list-item>
          <text:p text:style-name="P81">commit time (so that the slave applies the <text:span text:style-name="T41">change-log</text:span>)</text:p>
        </text:list-item>
        <text:list-item>
          <text:p text:style-name="P81">abort time (so that the slave ignores the <text:span text:style-name="T42">change-log</text:span>)</text:p>
        </text:list-item>
      </text:list>
      <text:p text:style-name="P28"/>
      <text:p text:style-name="P30">Tx logging is as follows <text:span text:style-name="T26">(by the coordinator only)</text:span>: <text:s/></text:p>
      <text:list xml:id="list5563643975084457057" text:style-name="L26">
        <text:list-item>
          <text:p text:style-name="P83">committed transaction: STARTED, COMMITTING, NULL (Tx log removed)</text:p>
        </text:list-item>
        <text:list-item>
          <text:p text:style-name="P84">aborted transaction: STARTED, NULL (Tx log removed)</text:p>
        </text:list-item>
        <text:list-item>
          <text:p text:style-name="P86">No need for garbage collection; the tx log is deleted in all cases. </text:p>
        </text:list-item>
        <text:list-item>
          <text:p text:style-name="P88">The coordinator can not answer a query later on about whether Tx is committed or aborted.</text:p>
        </text:list-item>
      </text:list>
      <text:p text:style-name="P42"/>
      <text:p text:style-name="P44">2PC:<text:span text:style-name="T39"> If the master is dead, contact the slave directly to commit/abort. </text:span><text:span text:style-name="T40">(because later on we can not decide if a Tx committed or aborted)</text:span></text:p>
      <text:p text:style-name="P21"/>
      <text:p text:style-name="P39"><text:soft-page-break/>The slave prepares a valid copy to recreate the master at a spare place as follows:</text:p>
      <text:p text:style-name="P37">- acting <text:span text:style-name="T33">coordinator:</text:span> completes any transactions that the master started but did not commit/abort. <text:span text:style-name="T34">(if a participant died, contact its slave to commit/abort).</text:span></text:p>
      <text:p text:style-name="P89">- waiting: waits until any prepared tx completes (by the coordinators or their slaves)</text:p>
      <text:p text:style-name="P33">- copy data to spare place</text:p>
      <text:p text:style-name="P33"/>
      <text:p text:style-name="P7"><text:span text:style-name="T35">Slave </text:span>Place state diagram <text:span text:style-name="T35">with eager replication</text:span></text:p>
      <text:p text:style-name="P4"><draw:line text:anchor-type="paragraph" draw:z-index="29" draw:style-name="gr6" draw:text-style-name="P95" svg:x1="15.882cm" svg:y1="1.42cm" svg:x2="15.9cm" svg:y2="0.399cm"><text:p/></draw:line><draw:line text:anchor-type="paragraph" draw:z-index="30" draw:style-name="gr6" draw:text-style-name="P95" svg:x1="15.882cm" svg:y1="0.399cm" svg:x2="1.723cm" svg:y2="0.463cm"><text:p/></draw:line><draw:line text:anchor-type="paragraph" draw:z-index="31" draw:style-name="gr5" draw:text-style-name="P95" svg:x1="1.724cm" svg:y1="0.462cm" svg:x2="1.724cm" svg:y2="1.427cm"><text:p/></draw:line></text:p>
      <text:p text:style-name="P4"/>
      <text:p text:style-name="P4"><draw:ellipse text:anchor-type="paragraph" draw:z-index="23" draw:style-name="gr4" draw:text-style-name="P95" svg:width="2.345cm" svg:height="0.775cm" svg:x="0.63cm" svg:y="0.453cm"><text:p text:style-name="P95">active</text:p></draw:ellipse><draw:ellipse text:anchor-type="paragraph" draw:z-index="24" draw:style-name="gr4" draw:text-style-name="P95" svg:width="3.061cm" svg:height="0.775cm" svg:x="4.902cm" svg:y="0.476cm"><text:p text:style-name="P95">Acting coordinator</text:p></draw:ellipse><draw:ellipse text:anchor-type="paragraph" draw:z-index="32" draw:style-name="gr7" draw:text-style-name="P95" svg:width="3.705cm" svg:height="0.775cm" svg:x="9.209cm" svg:y="0.473cm"><text:p text:style-name="P95">Waiting</text:p></draw:ellipse><draw:ellipse text:anchor-type="paragraph" draw:z-index="33" draw:style-name="gr4" draw:text-style-name="P95" svg:width="3.895cm" svg:height="0.775cm" svg:x="14.086cm" svg:y="0.446cm"><text:p text:style-name="P95">Copying data to spare</text:p></draw:ellipse></text:p>
      <text:p text:style-name="P4"><draw:line text:anchor-type="paragraph" draw:z-index="27" draw:style-name="gr5" draw:text-style-name="P95" svg:x1="2.974cm" svg:y1="0.363cm" svg:x2="4.902cm" svg:y2="0.363cm"><text:p/></draw:line><draw:line text:anchor-type="paragraph" draw:z-index="28" draw:style-name="gr5" draw:text-style-name="P95" svg:x1="7.962cm" svg:y1="0.439cm" svg:x2="9.209cm" svg:y2="0.439cm"><text:p/></draw:line><draw:line text:anchor-type="paragraph" draw:z-index="34" draw:style-name="gr5" draw:text-style-name="P95" svg:x1="12.913cm" svg:y1="0.36cm" svg:x2="14.16cm" svg:y2="0.36cm"><text:p/></draw:line></text:p>
      <text:p text:style-name="P4"><draw:line text:anchor-type="paragraph" draw:z-index="26" draw:style-name="gr5" draw:text-style-name="P95" svg:x1="1.819cm" svg:y1="0.254cm" svg:x2="1.819cm" svg:y2="1.711cm"><text:p/></draw:line></text:p>
      <text:p text:style-name="P4"/>
      <text:p text:style-name="P4"/>
      <text:p text:style-name="P4"><draw:ellipse text:anchor-type="paragraph" draw:z-index="25" draw:style-name="gr4" draw:text-style-name="P95" svg:width="2.345cm" svg:height="0.775cm" svg:x="0.63cm" svg:y="0.25cm"><text:p text:style-name="P95">dead</text:p></draw:ellipse></text:p>
      <text:p text:style-name="P4"/>
      <text:p text:style-name="P35"/>
      <text:p text:style-name="P33"/>
      <text:p text:style-name="P26"><text:span text:style-name="T23">In lazy replication </text:span><text:span text:style-name="T25">(garbage collection required)</text:span><text:span text:style-name="T23">,</text:span> the slave records the updates, but does not apply them until recovery is required. </text:p>
      <text:p text:style-name="P27"/>
      <text:p text:style-name="P32">The <text:span text:style-name="T27">participant</text:span> communicates with <text:span text:style-name="T27">its</text:span> slave at the following time:</text:p>
      <text:list xml:id="list121502873790823" text:continue-list="list3056433638398437856" text:style-name="L25">
        <text:list-item>
          <text:p text:style-name="P82">validation time (to send <text:span text:style-name="T28">the change-log</text:span>)</text:p>
        </text:list-item>
      </text:list>
      <text:p text:style-name="P27"/>
      <text:p text:style-name="P29">Tx logging is as follows <text:span text:style-name="T26">(by the coordinator only)</text:span>: <text:s/></text:p>
      <text:list xml:id="list121504039090897" text:continue-list="list5563643975084457057" text:style-name="L26">
        <text:list-item>
          <text:p text:style-name="P85">committed transaction: STARTED, COMMITTING, <text:span text:style-name="T37">COMMITTED</text:span></text:p>
        </text:list-item>
        <text:list-item>
          <text:p text:style-name="P85">aborted transaction: STARTED, NULL (Tx log removed)</text:p>
        </text:list-item>
        <text:list-item>
          <text:p text:style-name="P87"><text:span text:style-name="T29">G</text:span>arbage collection <text:span text:style-name="T29">is needed for committed transactions!!!. A reference counter can be used at the coordinator, or the coordinator can flush the transaction information to the slaves every few seconds.</text:span></text:p>
        </text:list-item>
      </text:list>
      <text:p text:style-name="P27"/>
      <text:p text:style-name="P43"><text:span text:style-name="T36">2PC:</text:span> if a participant is dead during commit/abort, ignore it, <text:span text:style-name="T38">the slaves will ask the coordinator later on the status of these transactions. The coordinator can answer their query because it remembers committed transactions.</text:span></text:p>
      <text:p text:style-name="P43"/>
      <text:p text:style-name="P40">The slave prepares a valid copy to recreate the master at a spare place as follows:</text:p>
      <text:p text:style-name="P36">- acting <text:span text:style-name="T33">coordinator</text:span>: completes any transactions that the master started but did not commit/abort <text:span text:style-name="T32">(ignore dead participants and their slaves if any)</text:span></text:p>
      <text:p text:style-name="P41">- acting participant: asks the owners of pending tx logs of the status of these transactions (if the owners died, ask their slaves). applying state: commits/aborts the transactions</text:p>
      <text:p text:style-name="P34">- copy data to spare place.</text:p>
      <text:p text:style-name="P34"/>
      <text:p text:style-name="P27"/>
      <text:p text:style-name="P8"><text:span text:style-name="T35">Slave </text:span>Place state diagram <text:span text:style-name="T35">with lazy replication</text:span></text:p>
      <text:p text:style-name="P3"><draw:line text:anchor-type="paragraph" draw:z-index="17" draw:style-name="gr6" draw:text-style-name="P95" svg:x1="15.882cm" svg:y1="1.42cm" svg:x2="15.9cm" svg:y2="0.399cm"><text:p/></draw:line><draw:line text:anchor-type="paragraph" draw:z-index="18" draw:style-name="gr6" draw:text-style-name="P95" svg:x1="15.882cm" svg:y1="0.399cm" svg:x2="1.723cm" svg:y2="0.463cm"><text:p/></draw:line><draw:line text:anchor-type="paragraph" draw:z-index="19" draw:style-name="gr5" draw:text-style-name="P95" svg:x1="1.724cm" svg:y1="0.462cm" svg:x2="1.724cm" svg:y2="1.427cm"><text:p/></draw:line></text:p>
      <text:p text:style-name="P3"/>
      <text:p text:style-name="P3"><draw:ellipse text:anchor-type="paragraph" draw:z-index="12" draw:style-name="gr4" draw:text-style-name="P95" svg:width="3.061cm" svg:height="0.775cm" svg:x="4.902cm" svg:y="0.476cm"><text:p text:style-name="P95">Acting coordinator</text:p></draw:ellipse><draw:ellipse text:anchor-type="paragraph" draw:z-index="20" draw:style-name="gr4" draw:text-style-name="P95" svg:width="3.705cm" svg:height="0.775cm" svg:x="9.209cm" svg:y="0.473cm"><text:p text:style-name="P95">Acting participant</text:p></draw:ellipse><draw:ellipse text:anchor-type="paragraph" draw:z-index="11" draw:style-name="gr4" draw:text-style-name="P95" svg:width="2.345cm" svg:height="0.775cm" svg:x="0.63cm" svg:y="0.453cm"><text:p text:style-name="P95">active</text:p></draw:ellipse><draw:ellipse text:anchor-type="paragraph" draw:z-index="21" draw:style-name="gr4" draw:text-style-name="P95" svg:width="3.895cm" svg:height="0.775cm" svg:x="14.086cm" svg:y="0.446cm"><text:p text:style-name="P95">Copying data to spare</text:p></draw:ellipse></text:p>
      <text:p text:style-name="P3"><draw:line text:anchor-type="paragraph" draw:z-index="15" draw:style-name="gr5" draw:text-style-name="P95" svg:x1="2.974cm" svg:y1="0.363cm" svg:x2="4.902cm" svg:y2="0.363cm"><text:p/></draw:line><draw:line text:anchor-type="paragraph" draw:z-index="16" draw:style-name="gr5" draw:text-style-name="P95" svg:x1="7.962cm" svg:y1="0.439cm" svg:x2="9.209cm" svg:y2="0.439cm"><text:p/></draw:line><draw:line text:anchor-type="paragraph" draw:z-index="22" draw:style-name="gr5" draw:text-style-name="P95" svg:x1="12.913cm" svg:y1="0.36cm" svg:x2="14.16cm" svg:y2="0.36cm"><text:p/></draw:line></text:p>
      <text:p text:style-name="P3"><draw:line text:anchor-type="paragraph" draw:z-index="14" draw:style-name="gr5" draw:text-style-name="P95" svg:x1="1.819cm" svg:y1="0.254cm" svg:x2="1.819cm" svg:y2="1.711cm"><text:p/></draw:line></text:p>
      <text:p text:style-name="P3"/>
      <text:p text:style-name="P3"/>
      <text:p text:style-name="P3"><draw:ellipse text:anchor-type="paragraph" draw:z-index="13" draw:style-name="gr4" draw:text-style-name="P95" svg:width="2.345cm" svg:height="0.775cm" svg:x="0.63cm" svg:y="0.25cm"><text:p text:style-name="P95">dead</text:p></draw:ellipse></text:p>
      <text:p text:style-name="P5"><text:soft-page-break/>Dead slave for a transaction participant</text:p>
      <text:p text:style-name="P5"/>
      <text:p text:style-name="P11">C initiates a transaction where M0 and M1 are the participants</text:p>
      <text:p text:style-name="P13">The main assumption<text:span text:style-name="T9">s are:</text:span></text:p>
      <text:p text:style-name="P13"><text:span text:style-name="T9">1) I</text:span>t is not possible for a master and a slave to die at the same time.</text:p>
      <text:p text:style-name="P13"><text:span text:style-name="T9">2) </text:span>The next failure will happen after <text:span text:style-name="T9">the current failure is completely recovered.</text:span></text:p>
      <text:p text:style-name="P13"/>
      <text:p text:style-name="P19"><draw:g text:anchor-type="paragraph" draw:z-index="0" draw:style-name="gr1"><draw:rect draw:style-name="gr2" draw:text-style-name="P96" svg:width="1.833cm" svg:height="1.322cm" svg:x="6.986cm" svg:y="0.136cm"><text:p text:style-name="P95"><text:span text:style-name="T45">C</text:span></text:p></draw:rect><draw:rect draw:style-name="gr2" draw:text-style-name="P96" svg:width="1.832cm" svg:height="1.324cm" svg:x="4.314cm" svg:y="2.371cm"><text:p text:style-name="P95"><text:span text:style-name="T45">M0</text:span></text:p><text:p text:style-name="P95"><text:span text:style-name="T45">S2</text:span></text:p></draw:rect><draw:rect draw:style-name="gr2" draw:text-style-name="P96" svg:width="1.833cm" svg:height="1.324cm" svg:x="6.965cm" svg:y="2.411cm"><text:p text:style-name="P95"><text:span text:style-name="T45">M1</text:span></text:p><text:p text:style-name="P95"><text:span text:style-name="T45">S0</text:span></text:p></draw:rect><draw:rect draw:style-name="gr2" draw:text-style-name="P96" svg:width="1.832cm" svg:height="1.322cm" svg:x="9.618cm" svg:y="2.433cm"><text:p text:style-name="P95"><text:span text:style-name="T45">M2</text:span></text:p><text:p text:style-name="P95"><text:span text:style-name="T45">S1</text:span></text:p></draw:rect><draw:line draw:style-name="gr3" draw:text-style-name="P95" svg:x1="7.262cm" svg:y1="1.458cm" svg:x2="4.712cm" svg:y2="2.371cm"><text:p/></draw:line><draw:line draw:style-name="gr3" draw:text-style-name="P95" svg:x1="7.993cm" svg:y1="1.458cm" svg:x2="7.829cm" svg:y2="2.412cm"><text:p/></draw:line></draw:g></text:p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5"/>
          </table:table-cell>
          <table:table-cell table:style-name="Table2.A1" table:number-columns-spanned="3" office:value-type="string">
            <text:p text:style-name="P65">M1 reactions <text:span text:style-name="T17">when S1 dies</text:span></text:p>
          </table:table-cell>
          <table:covered-table-cell/>
          <table:covered-table-cell/>
          <table:table-cell table:style-name="Table2.E1" office:value-type="string">
            <text:p text:style-name="P65">C reactions</text:p>
          </table:table-cell>
        </table:table-row>
        <table:table-row>
          <table:covered-table-cell/>
          <table:table-cell table:style-name="Table2.B2" office:value-type="string">
            <text:p text:style-name="P68">M1 active</text:p>
          </table:table-cell>
          <table:table-cell table:style-name="Table2.B2" office:value-type="string">
            <text:p text:style-name="P68">M1 pausing</text:p>
          </table:table-cell>
          <table:table-cell table:style-name="Table2.B2" office:value-type="string">
            <text:p text:style-name="P66">M1 paused</text:p>
          </table:table-cell>
          <table:table-cell table:style-name="Table2.E2" office:value-type="string">
            <text:p text:style-name="P66">M1 dead</text:p>
          </table:table-cell>
        </table:table-row>
        <table:table-row>
          <table:table-cell table:style-name="Table2.B2" office:value-type="string">
            <text:p text:style-name="P66">Get</text:p>
          </table:table-cell>
          <table:table-cell table:style-name="Table2.B2" office:value-type="string">
            <text:p text:style-name="P46">M1 accepts</text:p>
          </table:table-cell>
          <table:table-cell table:style-name="Table2.B2" office:value-type="string">
            <text:p text:style-name="P48">M1 accepts<text:span text:style-name="T12">3</text:span></text:p>
          </table:table-cell>
          <table:table-cell table:style-name="Table2.B2" office:value-type="string">
            <text:p text:style-name="P49">M1 accepts<text:span text:style-name="T12">3</text:span></text:p>
          </table:table-cell>
          <table:table-cell table:style-name="Table2.E2" office:value-type="string">
            <text:p text:style-name="P6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66">Put</text:p>
          </table:table-cell>
          <table:table-cell table:style-name="Table2.B2" office:value-type="string">
            <text:p text:style-name="P46">M1 <text:span text:style-name="T6">accepts</text:span></text:p>
          </table:table-cell>
          <table:table-cell table:style-name="Table2.B2" office:value-type="string">
            <text:p text:style-name="P48">M1 aborts</text:p>
          </table:table-cell>
          <table:table-cell table:style-name="Table2.B2" office:value-type="string">
            <text:p text:style-name="P50">M1 aborts</text:p>
          </table:table-cell>
          <table:table-cell table:style-name="Table2.E2" office:value-type="string">
            <text:p text:style-name="P6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67">Validate<text:span text:style-name="T5">1</text:span>: </text:p>
            <text:p text:style-name="P67"><text:span text:style-name="T3">M1</text:span> check<text:span text:style-name="T3">s for</text:span> conflicts</text:p>
          </table:table-cell>
          <table:table-cell table:style-name="Table2.B2" office:value-type="string">
            <text:p text:style-name="P47">M1 <text:span text:style-name="T6">accepts</text:span></text:p>
          </table:table-cell>
          <table:table-cell table:style-name="Table2.B2" office:value-type="string">
            <text:p text:style-name="P51">Read-only transactions pass.</text:p>
            <text:p text:style-name="P51">Write transactions fail.</text:p>
          </table:table-cell>
          <table:table-cell table:style-name="Table2.B2" office:value-type="string">
            <text:p text:style-name="P52">Read-only transactions pass.</text:p>
            <text:p text:style-name="P52">Write transactions fail.</text:p>
          </table:table-cell>
          <table:table-cell table:style-name="Table2.E2" office:value-type="string">
            <text:p text:style-name="P6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67">Validate<text:span text:style-name="T5">2</text:span>: </text:p>
            <text:p text:style-name="P67"><text:span text:style-name="T3">M1 sends</text:span> TxLog <text:span text:style-name="T5">to S1</text:span></text:p>
          </table:table-cell>
          <table:table-cell table:style-name="Table2.B2" office:value-type="string">
            <text:p text:style-name="P52">M1 <text:span text:style-name="T18">pausing</text:span><text:span text:style-name="T12">1</text:span></text:p>
            <text:p text:style-name="P73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55"><text:span text:style-name="T11">Not possible</text:span><text:span text:style-name="T12">4</text:span></text:p>
            <text:p text:style-name="P55"/>
          </table:table-cell>
          <table:table-cell table:style-name="Table2.B2" office:value-type="string">
            <text:p text:style-name="P56">Not possible<text:span text:style-name="T12">4</text:span></text:p>
          </table:table-cell>
          <table:table-cell table:style-name="Table2.E2" office:value-type="string">
            <text:p text:style-name="P62">C aborts</text:p>
          </table:table-cell>
        </table:table-row>
        <table:table-row>
          <table:table-cell table:style-name="Table2.B2" office:value-type="string">
            <text:p text:style-name="P69">Commit<text:span text:style-name="T5">1: </text:span></text:p>
            <text:p text:style-name="P71">M1 commits S1</text:p>
          </table:table-cell>
          <table:table-cell table:style-name="Table2.B2" office:value-type="string">
            <text:p text:style-name="P53">M1 <text:span text:style-name="T8">pausing</text:span><text:span text:style-name="T12">1</text:span></text:p>
            <text:p text:style-name="P74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54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57">Not possible<text:span text:style-name="T12">4</text:span></text:p>
          </table:table-cell>
          <table:table-cell table:style-name="Table2.E2" office:value-type="string">
            <text:p text:style-name="P72">Eager:</text:p>
            <text:p text:style-name="P64">C commits S1</text:p>
            <text:p text:style-name="P72">Lazy:</text:p>
            <text:p text:style-name="P63">C Ignores M1 <text:span text:style-name="T31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69">Commit<text:span text:style-name="T5">2: </text:span></text:p>
            <text:p text:style-name="P71">M1 commits locally</text:p>
          </table:table-cell>
          <table:table-cell table:style-name="Table2.B2" office:value-type="string">
            <text:p text:style-name="P58">M1 accepts</text:p>
          </table:table-cell>
          <table:table-cell table:style-name="Table2.B2" table:number-rows-spanned="2" office:value-type="string">
            <text:p text:style-name="P59">M1 <text:span text:style-name="T10">accepts</text:span>.</text:p>
            <text:p text:style-name="P59">If this is the last pending transaction, change status from pausing to paused.</text:p>
          </table:table-cell>
          <table:table-cell table:style-name="Table2.B2" office:value-type="string">
            <text:p text:style-name="P60">M1 commits</text:p>
          </table:table-cell>
          <table:table-cell table:style-name="Table2.E2" office:value-type="string">
            <text:p text:style-name="P63">C Ignores M1 <text:span text:style-name="T30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70">Abort</text:p>
          </table:table-cell>
          <table:table-cell table:style-name="Table2.B2" office:value-type="string">
            <text:p text:style-name="P58">M1 accepts</text:p>
          </table:table-cell>
          <table:covered-table-cell/>
          <table:table-cell table:style-name="Table2.B2" office:value-type="string">
            <text:p text:style-name="P60">M1 aborts</text:p>
          </table:table-cell>
          <table:table-cell table:style-name="Table2.E2" office:value-type="string">
            <text:p text:style-name="P63">C Ignores M1 <text:span text:style-name="T30">and S1</text:span><text:span text:style-name="T15">5</text:span></text:p>
          </table:table-cell>
        </table:table-row>
      </table:table>
      <text:p text:style-name="P17"/>
      <text:p text:style-name="P14"><text:span text:style-name="T12">1</text:span><text:span text:style-name="T13"> </text:span><text:span text:style-name="T2">M1 pausing means: <text:s/>M1 starts waiting until all validated transactions commit or abort</text:span></text:p>
      <text:p text:style-name="P11"><text:span text:style-name="T12">2</text:span> <text:span text:style-name="T6">No need to abort, assuming that M1 and S1 will not die together, and that eventually M1 will recover S1.</text:span></text:p>
      <text:p text:style-name="P11"><text:soft-page-break/><text:span text:style-name="T14">3</text:span><text:span text:style-name="T1"> Gets do not alter the master's data, we can process them while copying the master's data to the new slave.</text:span></text:p>
      <text:p text:style-name="P11"><text:span text:style-name="T14">4</text:span><text:span text:style-name="T2"> Not possible because we will commit read-only transactions, which do not require replication on the salve.</text:span></text:p>
      <text:p text:style-name="P12"><text:span text:style-name="T15">5</text:span><text:span text:style-name="T2"> We ignore the slave assuming it will come back and asks about the status of this transaction from the coordinator (see the query state above).</text:span></text:p>
      <text:p text:style-name="P12"/>
      <text:p text:style-name="P12"/>
      <text:p text:style-name="P10">Recovery points <text:span text:style-name="T43">at master</text:span></text:p>
      <text:p text:style-name="P15"/>
      <text:p text:style-name="P15">- <text:span text:style-name="T43">starting a new transaction:</text:span></text:p>
      <text:p text:style-name="P15"/>
      <text:p text:style-name="P15"/>
      <text:p text:style-name="P91">New Place Hand-shake protocol</text:p>
      <text:p text:style-name="P94">Each added place, handshakes with each other place (x).</text:p>
      <text:p text:style-name="P94">when x <text:span text:style-name="T44">receives</text:span> a hands<text:span text:style-name="T44">hake</text:span> request, it returns its slave.</text:p>
      <text:p text:style-name="P94">If the slave is different from what the spare place expects, the spare place handshakes with the new slave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2:53:18.635291237</meta:creation-date>
    <dc:date>2017-03-30T12:15:01.972766734</dc:date>
    <meta:editing-duration>P1DT2H14M31S</meta:editing-duration>
    <meta:editing-cycles>180</meta:editing-cycles>
    <meta:generator>LibreOffice/4.2.8.2$Linux_X86_64 LibreOffice_project/420m0$Build-2</meta:generator>
    <meta:document-statistic meta:table-count="1" meta:image-count="0" meta:object-count="0" meta:page-count="4" meta:paragraph-count="112" meta:word-count="896" meta:character-count="5322" meta:non-whitespace-character-count="4537"/>
  </office:meta>
</office:document-meta>
</file>